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position="33% 58%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3" draw:layer="layout" svg:width="2.54cm" svg:height="2.54cm" svg:x="5.686cm" svg:y="2.343cm">
          <text:p text:style-name="P1"><text:span text:style-name="T1">Electron</text:span></text:p>
          <text:p text:style-name="P1"><text:span text:style-name="T1">Tran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2.54cm" svg:height="2.54cm" svg:x="9.245cm" svg:y="2.343cm">
          <text:p text:style-name="P1"><text:span text:style-name="T1">Ioniz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" draw:layer="layout" svg:width="2.54cm" svg:height="2.54cm" svg:x="12.68cm" svg:y="2.343cm">
          <text:p text:style-name="P1"><text:span text:style-name="T1">Relaxation</text:span></text:p>
          <text:p text:style-name="P1"><text:span text:style-name="T1">via</text:span></text:p>
          <text:p text:style-name="P1"><text:span text:style-name="T1">X-ray</text:span><text:span text:style-name="T1"><text:line-break/></text:span><text:span text:style-name="T1">Emis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2.54cm" svg:height="2.54cm" svg:x="16.259cm" svg:y="2.343cm">
          <text:p text:style-name="P1"><text:span text:style-name="T1">X-ray</text:span></text:p>
          <text:p text:style-name="P1"><text:span text:style-name="T1">Tran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2.54cm" svg:height="2.54cm" svg:x="16.271cm" svg:y="6.114cm">
          <text:p text:style-name="P1"><text:span text:style-name="T1">Photo-</text:span></text:p>
          <text:p text:style-name="P1"><text:span text:style-name="T1">ioniz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6.271cm" svg:y1="7.383cm" svg:x2="13.949cm" svg:y2="4.883cm" draw:start-shape="id1" draw:start-glue-point="5" draw:end-shape="id2" draw:end-glue-point="6" svg:d="m16271 7383h-2322v-2500">
          <text:p/>
        </draw:connector>
        <draw:connector draw:style-name="gr2" draw:text-style-name="P2" draw:layer="layout" svg:x1="8.226cm" svg:y1="3.612cm" svg:x2="10.514cm" svg:y2="2.343cm" draw:start-shape="id3" draw:start-glue-point="7" draw:end-shape="id4" draw:end-glue-point="4" svg:d="m8226 3612h510v-1770h1778v501">
          <text:p/>
        </draw:connector>
        <draw:connector draw:style-name="gr2" draw:text-style-name="P2" draw:layer="layout" draw:line-skew="-3.403cm" svg:x1="11.785cm" svg:y1="3.612cm" svg:x2="13.949cm" svg:y2="2.343cm" draw:start-shape="id4" draw:start-glue-point="7" draw:end-shape="id2" draw:end-glue-point="4" svg:d="m11785 3612h534v-1770h1630v501">
          <text:p/>
        </draw:connector>
        <draw:connector draw:style-name="gr2" draw:text-style-name="P2" draw:layer="layout" svg:x1="15.22cm" svg:y1="3.612cm" svg:x2="17.528cm" svg:y2="2.343cm" draw:start-shape="id2" draw:start-glue-point="7" draw:end-shape="id5" draw:end-glue-point="4" svg:d="m15220 3612h520v-1770h1788v501">
          <text:p/>
        </draw:connector>
        <draw:connector draw:style-name="gr2" draw:text-style-name="P2" draw:layer="layout" svg:x1="17.528cm" svg:y1="4.883cm" svg:x2="17.541cm" svg:y2="6.114cm" draw:start-shape="id5" draw:start-glue-point="6" draw:end-shape="id1" svg:d="m17528 4883v616h13v615">
          <text:p/>
        </draw:connector>
        <draw:connector draw:style-name="gr2" draw:text-style-name="P2" draw:layer="layout" svg:x1="18.799cm" svg:y1="3.612cm" svg:x2="21.14cm" svg:y2="2.343cm" draw:start-shape="id5" draw:start-glue-point="7" draw:end-shape="id6" draw:end-glue-point="4" svg:d="m18799 3612h537v-1770h1804v501">
          <text:p/>
        </draw:connector>
        <draw:custom-shape draw:style-name="gr1" draw:text-style-name="P2" draw:id="id6" draw:layer="layout" svg:width="2.54cm" svg:height="2.54cm" svg:x="19.871cm" svg:y="2.343cm">
          <text:p text:style-name="P1"><text:span text:style-name="T1">Detecti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7" draw:layer="layout" svg:width="2.54cm" svg:height="2.54cm" svg:x="9.251cm" svg:y="6.114cm">
          <text:p text:style-name="P1"><text:span text:style-name="T1">Relaxation</text:span></text:p>
          <text:p text:style-name="P1"><text:span text:style-name="T1">via</text:span></text:p>
          <text:p text:style-name="P1"><text:span text:style-name="T1">Auger</text:span></text:p>
          <text:p text:style-name="P1"><text:span text:style-name="T1">emis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0.514cm" svg:y1="4.883cm" svg:x2="10.52cm" svg:y2="6.114cm" draw:start-shape="id4" draw:start-glue-point="6" draw:end-shape="id7" draw:end-glue-point="4" svg:d="m10514 4883v616h6v615">
          <text:p/>
        </draw:connector>
        <draw:connector draw:style-name="gr2" draw:text-style-name="P2" draw:layer="layout" svg:x1="9.251cm" svg:y1="7.383cm" svg:x2="6.955cm" svg:y2="4.883cm" draw:start-shape="id7" draw:start-glue-point="5" draw:end-shape="id3" draw:end-glue-point="6" svg:d="m9251 7383h-2296v-2500">
          <text:p/>
        </draw:connector>
        <draw:frame draw:style-name="gr3" draw:text-style-name="P3" draw:layer="layout" svg:width="17.732cm" svg:height="3.707cm" svg:x="3.593cm" svg:y="9.412cm">
          <draw:text-box>
            <text:list text:style-name="L2">
              <text:list-item>
                <text:p><text:span text:style-name="T2">BaseXRayGeneration: <text:s/>Base class for x-ray generation classes including:</text:span></text:p>
                <text:list>
                  <text:list-item>
                    <text:p><text:span text:style-name="T2">CharacteristicXRayGeneration: <text:s/>X-ray generation due to the relaxation of ionized atoms</text:span></text:p>
                  </text:list-item>
                  <text:list-item>
                    <text:p><text:span text:style-name="T2">BremsstrahlungXRayGeneration: <text:s/>X-ray generation due to the acceleration of incident e</text:span><text:span text:style-name="T3">-</text:span><text:span text:style-name="T2">.</text:span></text:p>
                  </text:list-item>
                  <text:list-item>
                    <text:p><text:span text:style-name="T2">FluorescenceXRayGeneration: X-ray generation due to photoabsorption followed by</text:span><text:span text:style-name="T2"><text:line-break/></text:span><text:span text:style-name="T2">relaxation</text:span></text:p>
                  </text:list-item>
                </text:list>
              </text:list-item>
              <text:list-item>
                <text:p><text:span text:style-name="T2">XRayTransport: Calculates the loss of intensity as an x-ray goes from point A to point B including</text:span><text:span text:style-name="T2"><text:line-break/></text:span><text:span text:style-name="T2">loss of due to geometry.</text:span></text:p>
              </text:list-item>
              <text:list-item>
                <text:p><text:span text:style-name="T2"/></text:p>
              </text:list-item>
            </text:list>
          </draw:text-box>
        </draw:frame>
        <draw:custom-shape draw:style-name="gr1" draw:text-style-name="P2" draw:layer="layout" svg:width="2.54cm" svg:height="2.54cm" svg:x="2.3cm" svg:y="2.317cm">
          <text:p text:style-name="P1"><text:span text:style-name="T1">Electron</text:span></text:p>
          <text:p text:style-name="P1"><text:span text:style-name="T1">Gun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icholas Ritchie</meta:initial-creator>
    <meta:creation-date>2009-11-26T15:40:19</meta:creation-date>
    <dc:date>2010-01-02T17:28:10</dc:date>
    <dc:creator>Nicholas Ritchie</dc:creator>
    <meta:editing-duration>PT104H15M41S</meta:editing-duration>
    <meta:editing-cycles>4</meta:editing-cycles>
    <meta:generator>OpenOffice.org/3.1$Linux OpenOffice.org_project/310m19$Build-9420</meta:generator>
    <meta:document-statistic meta:object-count="17"/>
  </office:meta>
</office:document-meta>
</file>